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34.06mm"/>
    </style:style>
    <style:style style:name="co9" style:family="table-column">
      <style:table-column-properties fo:break-before="auto" style:column-width="40.13mm"/>
    </style:style>
    <style:style style:name="co10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esu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mps d'exécu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 table:number-columns-spanned="2" table:number-rows-spanned="1">
            <text:p>Avec</text:p>
          </table:table-cell>
          <table:covered-table-cell table:style-name="Default"/>
          <table:table-cell office:value-type="string" calcext:value-type="string" table:number-columns-spanned="2" table:number-rows-spanned="1">
            <text:p>San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 times</text:p>
          </table:table-cell>
          <table:table-cell/>
          <table:table-cell office:value-type="string" calcext:value-type="string">
            <text:p>AS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/>
          <table:table-cell office:value-type="float" office:value="585" calcext:value-type="float">
            <text:p>58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584" calcext:value-type="float">
            <text:p>5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5" table:number-columns-repeated="1021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5] + [LD_PRELOAD.G5]" office:value-type="float" office:value="102" calcext:value-type="float">
            <text:p>1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J5]+[LD_PRELOAD.K5]"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5]+[LD_PRELOAD.N5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6] + [LD_PRELOAD.G6]" office:value-type="float" office:value="102" calcext:value-type="float">
            <text:p>1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J6]+[LD_PRELOAD.K6]" office:value-type="float" office:value="112" calcext:value-type="float">
            <text:p>1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O6]+[LD_PRELOAD.N6]"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7] + [LD_PRELOAD.G7]"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7]+[LD_PRELOAD.K7]" office:value-type="float" office:value="104" calcext:value-type="float">
            <text:p>1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7]+[LD_PRELOAD.N7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8] + [LD_PRELOAD.G8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8]+[LD_PRELOAD.K8]"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8]+[LD_PRELOAD.N8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9] + [LD_PRELOAD.G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9]+[LD_PRELOAD.K9]" office:value-type="float" office:value="110" calcext:value-type="float">
            <text:p>1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9]+[LD_PRELOAD.N9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0] + [LD_PRELOAD.G10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10]+[LD_PRELOAD.K10]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0]+[LD_PRELOAD.N10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1] + [LD_PRELOAD.G11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11]+[LD_PRELOAD.K11]" office:value-type="float" office:value="90" calcext:value-type="float">
            <text:p>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1]+[LD_PRELOAD.N11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2] + [LD_PRELOAD.G12]" office:value-type="float" office:value="102" calcext:value-type="float">
            <text:p>1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2]+[LD_PRELOAD.K12]" office:value-type="float" office:value="110" calcext:value-type="float">
            <text:p>1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2]+[LD_PRELOAD.N12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F13] + [LD_PRELOAD.G13]"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J13]+[LD_PRELOAD.K13]"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O13]+[LD_PRELOAD.N13]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4] + [LD_PRELOAD.G14]" office:value-type="float" office:value="103" calcext:value-type="float">
            <text:p>1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J14]+[LD_PRELOAD.K14]" office:value-type="float" office:value="92" calcext:value-type="float">
            <text:p>9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4]+[LD_PRELOAD.N14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5] + [LD_PRELOAD.G15]"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J15]+[LD_PRELOAD.K15]" office:value-type="float" office:value="91" calcext:value-type="float">
            <text:p>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O15]+[LD_PRELOAD.N15]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6] + [LD_PRELOAD.G16]"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J16]+[LD_PRELOAD.K16]" office:value-type="float" office:value="109" calcext:value-type="float">
            <text:p>10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O16]+[LD_PRELOAD.N16]"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F17] + [LD_PRELOAD.G17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17]+[LD_PRELOAD.K17]" office:value-type="float" office:value="104" calcext:value-type="float">
            <text:p>1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O17]+[LD_PRELOAD.N17]"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18] + [LD_PRELOAD.G18]" office:value-type="float" office:value="103" calcext:value-type="float">
            <text:p>1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J18]+[LD_PRELOAD.K18]" office:value-type="float" office:value="86" calcext:value-type="float">
            <text:p>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18]+[LD_PRELOAD.N18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9] + [LD_PRELOAD.G1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9]+[LD_PRELOAD.K19]" office:value-type="float" office:value="110" calcext:value-type="float">
            <text:p>1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19]+[LD_PRELOAD.N19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20] + [LD_PRELOAD.G20]"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J20]+[LD_PRELOAD.K20]" office:value-type="float" office:value="105" calcext:value-type="float">
            <text:p>1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20]+[LD_PRELOAD.N20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1] + [LD_PRELOAD.G21]"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J21]+[LD_PRELOAD.K21]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21]+[LD_PRELOAD.N21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2] + [LD_PRELOAD.G22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2]+[LD_PRELOAD.K22]" office:value-type="float" office:value="111" calcext:value-type="float">
            <text:p>1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O22]+[LD_PRELOAD.N22]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F23] + [LD_PRELOAD.G23]"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3]+[LD_PRELOAD.K23]" office:value-type="float" office:value="111" calcext:value-type="float">
            <text:p>1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23]+[LD_PRELOAD.N23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F24] + [LD_PRELOAD.G24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24]+[LD_PRELOAD.K24]" office:value-type="float" office:value="104" calcext:value-type="float">
            <text:p>1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24]+[LD_PRELOAD.N24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LD_PRELOAD.B5:.B24])" office:value-type="float" office:value="2044" calcext:value-type="float">
            <text:p>2044</text:p>
          </table:table-cell>
          <table:table-cell table:formula="of:=SUM([LD_PRELOAD.C5:.C24])" office:value-type="float" office:value="2" calcext:value-type="float">
            <text:p>2</text:p>
          </table:table-cell>
          <table:table-cell table:formula="of:=SUM([LD_PRELOAD.D5:.D24])" office:value-type="float" office:value="2046" calcext:value-type="float">
            <text:p>2046</text:p>
          </table:table-cell>
          <table:table-cell/>
          <table:table-cell table:formula="of:=SUM([LD_PRELOAD.F5:.F24])" office:value-type="float" office:value="2054" calcext:value-type="float">
            <text:p>2054</text:p>
          </table:table-cell>
          <table:table-cell table:formula="of:=SUM([LD_PRELOAD.G5:.G24])" office:value-type="float" office:value="7" calcext:value-type="float">
            <text:p>7</text:p>
          </table:table-cell>
          <table:table-cell table:formula="of:=SUM([LD_PRELOAD.H5:.H24])" office:value-type="float" office:value="2061" calcext:value-type="float">
            <text:p>2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</text:p>
          </table:table-cell>
          <table:table-cell table:formula="of:=[LD_PRELOAD.B25]/20" office:value-type="float" office:value="102.2" calcext:value-type="float">
            <text:p>102,2</text:p>
          </table:table-cell>
          <table:table-cell table:formula="of:=2/20" office:value-type="float" office:value="0.1" calcext:value-type="float">
            <text:p>0,1</text:p>
          </table:table-cell>
          <table:table-cell table:formula="of:=2046/20" office:value-type="float" office:value="102.3" calcext:value-type="float">
            <text:p>102,3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le" table:style-name="ta1"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cp ptt msg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Without Simterpose if possible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 (sec)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</text:p>
          </table:table-cell>
          <table:table-cell table:style-name="ce4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msg_clientserver</text:p>
          </table:table-cell>
          <table:table-cell office:value-type="float" office:value="7976" calcext:value-type="float">
            <text:p>7976</text:p>
          </table:table-cell>
          <table:table-cell office:value-type="float" office:value="9973" calcext:value-type="float">
            <text:p>9973</text:p>
          </table:table-cell>
          <table:table-cell table:formula="of:=[.C6]+[.B6]" office:value-type="float" office:value="17949" calcext:value-type="float">
            <text:p>17949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676" calcext:value-type="float">
            <text:p>7676</text:p>
          </table:table-cell>
          <table:table-cell office:value-type="float" office:value="9217" calcext:value-type="float">
            <text:p>9217</text:p>
          </table:table-cell>
          <table:table-cell table:formula="of:=[.C7]+[.B7]" office:value-type="float" office:value="16893" calcext:value-type="float">
            <text:p>16893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66" calcext:value-type="float">
            <text:p>8166</text:p>
          </table:table-cell>
          <table:table-cell office:value-type="float" office:value="10948" calcext:value-type="float">
            <text:p>10948</text:p>
          </table:table-cell>
          <table:table-cell table:formula="of:=[.C8]+[.B8]" office:value-type="float" office:value="19114" calcext:value-type="float">
            <text:p>19114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70" calcext:value-type="float">
            <text:p>8370</text:p>
          </table:table-cell>
          <table:table-cell office:value-type="float" office:value="10822" calcext:value-type="float">
            <text:p>10822</text:p>
          </table:table-cell>
          <table:table-cell table:formula="of:=[.C9]+[.B9]" office:value-type="float" office:value="19192" calcext:value-type="float">
            <text:p>19192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23" calcext:value-type="float">
            <text:p>8223</text:p>
          </table:table-cell>
          <table:table-cell office:value-type="float" office:value="10751" calcext:value-type="float">
            <text:p>10751</text:p>
          </table:table-cell>
          <table:table-cell table:formula="of:=[.C10]+[.B10]" office:value-type="float" office:value="18974" calcext:value-type="float">
            <text:p>18974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39" calcext:value-type="float">
            <text:p>8039</text:p>
          </table:table-cell>
          <table:table-cell office:value-type="float" office:value="10857" calcext:value-type="float">
            <text:p>10857</text:p>
          </table:table-cell>
          <table:table-cell table:formula="of:=[.C11]+[.B11]" office:value-type="float" office:value="18896" calcext:value-type="float">
            <text:p>18896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03" calcext:value-type="float">
            <text:p>8103</text:p>
          </table:table-cell>
          <table:table-cell office:value-type="float" office:value="10965" calcext:value-type="float">
            <text:p>10965</text:p>
          </table:table-cell>
          <table:table-cell table:formula="of:=[.C12]+[.B12]" office:value-type="float" office:value="19068" calcext:value-type="float">
            <text:p>19068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96" calcext:value-type="float">
            <text:p>8096</text:p>
          </table:table-cell>
          <table:table-cell office:value-type="float" office:value="10978" calcext:value-type="float">
            <text:p>10978</text:p>
          </table:table-cell>
          <table:table-cell table:formula="of:=[.C13]+[.B13]" office:value-type="float" office:value="19074" calcext:value-type="float">
            <text:p>19074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67" calcext:value-type="float">
            <text:p>8167</text:p>
          </table:table-cell>
          <table:table-cell office:value-type="float" office:value="11058" calcext:value-type="float">
            <text:p>11058</text:p>
          </table:table-cell>
          <table:table-cell table:formula="of:=[.C14]+[.B14]" office:value-type="float" office:value="19225" calcext:value-type="float">
            <text:p>19225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office:value-type="float" office:value="10959" calcext:value-type="float">
            <text:p>10959</text:p>
          </table:table-cell>
          <table:table-cell table:formula="of:=[.C15]+[.B15]" office:value-type="float" office:value="19049" calcext:value-type="float">
            <text:p>19049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39" calcext:value-type="float">
            <text:p>8139</text:p>
          </table:table-cell>
          <table:table-cell office:value-type="float" office:value="11080" calcext:value-type="float">
            <text:p>11080</text:p>
          </table:table-cell>
          <table:table-cell table:formula="of:=[.C16]+[.B16]" office:value-type="float" office:value="19219" calcext:value-type="float">
            <text:p>19219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11003" calcext:value-type="float">
            <text:p>11003</text:p>
          </table:table-cell>
          <table:table-cell table:formula="of:=[.C17]+[.B17]" office:value-type="float" office:value="19070" calcext:value-type="float">
            <text:p>19070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53" calcext:value-type="float">
            <text:p>8153</text:p>
          </table:table-cell>
          <table:table-cell office:value-type="float" office:value="11024" calcext:value-type="float">
            <text:p>11024</text:p>
          </table:table-cell>
          <table:table-cell table:formula="of:=[.C18]+[.B18]" office:value-type="float" office:value="19177" calcext:value-type="float">
            <text:p>19177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01" calcext:value-type="float">
            <text:p>8301</text:p>
          </table:table-cell>
          <table:table-cell office:value-type="float" office:value="10801" calcext:value-type="float">
            <text:p>10801</text:p>
          </table:table-cell>
          <table:table-cell table:formula="of:=[.C19]+[.B19]" office:value-type="float" office:value="19102" calcext:value-type="float">
            <text:p>19102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10850" calcext:value-type="float">
            <text:p>10850</text:p>
          </table:table-cell>
          <table:table-cell table:formula="of:=[.C20]+[.B20]" office:value-type="float" office:value="19102" calcext:value-type="float">
            <text:p>19102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10941" calcext:value-type="float">
            <text:p>10941</text:p>
          </table:table-cell>
          <table:table-cell table:formula="of:=[.C21]+[.B21]" office:value-type="float" office:value="19217" calcext:value-type="float">
            <text:p>19217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79" calcext:value-type="float">
            <text:p>8279</text:p>
          </table:table-cell>
          <table:table-cell office:value-type="float" office:value="11018" calcext:value-type="float">
            <text:p>11018</text:p>
          </table:table-cell>
          <table:table-cell table:formula="of:=[.C22]+[.B22]" office:value-type="float" office:value="19297" calcext:value-type="float">
            <text:p>19297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83" calcext:value-type="float">
            <text:p>8283</text:p>
          </table:table-cell>
          <table:table-cell office:value-type="float" office:value="10835" calcext:value-type="float">
            <text:p>10835</text:p>
          </table:table-cell>
          <table:table-cell table:formula="of:=[.C23]+[.B23]" office:value-type="float" office:value="19118" calcext:value-type="float">
            <text:p>19118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03" calcext:value-type="float">
            <text:p>8403</text:p>
          </table:table-cell>
          <table:table-cell office:value-type="float" office:value="10982" calcext:value-type="float">
            <text:p>10982</text:p>
          </table:table-cell>
          <table:table-cell table:formula="of:=[.C24]+[.B24]" office:value-type="float" office:value="19385" calcext:value-type="float">
            <text:p>19385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72" calcext:value-type="float">
            <text:p>8272</text:p>
          </table:table-cell>
          <table:table-cell office:value-type="float" office:value="10888" calcext:value-type="float">
            <text:p>10888</text:p>
          </table:table-cell>
          <table:table-cell table:formula="of:=[.C25]+[.B25]" office:value-type="float" office:value="19160" calcext:value-type="float">
            <text:p>19160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19" calcext:value-type="float">
            <text:p>7519</text:p>
          </table:table-cell>
          <table:table-cell office:value-type="float" office:value="9334" calcext:value-type="float">
            <text:p>9334</text:p>
          </table:table-cell>
          <table:table-cell table:formula="of:=[.C26]+[.B26]" office:value-type="float" office:value="16853" calcext:value-type="float">
            <text:p>16853</text:p>
          </table:table-cell>
          <table:table-cell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formula="of:=SUM([.B6:.B26])" office:value-type="float" office:value="170850" calcext:value-type="float">
            <text:p>170850</text:p>
          </table:table-cell>
          <table:table-cell table:formula="of:=SUM([.C6:.C26])" office:value-type="float" office:value="225284" calcext:value-type="float">
            <text:p>225284</text:p>
          </table:table-cell>
          <table:table-cell table:formula="of:=SUM([.D6:.D26])" office:value-type="float" office:value="396134" calcext:value-type="float">
            <text:p>396134</text:p>
          </table:table-cell>
          <table:table-cell table:formula="of:=SUM([.E6:.E26])" office:value-type="float" office:value="136668.42" calcext:value-type="float">
            <text:p>136668,42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Moyenne</text:p>
          </table:table-cell>
          <table:table-cell table:formula="of:=[.B27]/21" office:value-type="float" office:value="8135.71428571429" calcext:value-type="float">
            <text:p>8135,7142857143</text:p>
          </table:table-cell>
          <table:table-cell table:formula="of:=[.C27]/21" office:value-type="float" office:value="10727.8095238095" calcext:value-type="float">
            <text:p>10727,8095238095</text:p>
          </table:table-cell>
          <table:table-cell table:formula="of:=[.D27]/21" office:value-type="float" office:value="18863.5238095238" calcext:value-type="float">
            <text:p>18863,5238095238</text:p>
          </table:table-cell>
          <table:table-cell table:formula="of:=[.E27]/21" office:value-type="float" office:value="6508.02" calcext:value-type="float">
            <text:p>6508,0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sendto_clientserver</text:p>
          </table:table-cell>
          <table:table-cell table:number-columns-repeated="14"/>
        </table:table-row>
      </table:table>
      <table:table table:name="Big" table:style-name="ta1"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ne big msg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Without Simterpose if possible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</text:p>
          </table:table-cell>
          <table:table-cell table:style-name="ce2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</text:p>
          </table:table-cell>
          <table:table-cell table:style-name="ce4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</text:p>
          </table:table-cell>
        </table:table-row>
      </table:table>
      <table:table table:name="Application" table:style-name="ta1"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pllic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Without Simterpose if possible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</text:p>
          </table:table-cell>
          <table:table-cell table:style-name="ce2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</text:p>
          </table:table-cell>
          <table:table-cell table:style-name="ce4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4" office:value-type="string" calcext:value-type="string">
            <text:p>Temps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2:18:58.126853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19T13:04:31.851842219</dc:date>
    <meta:editing-duration>PT6H53M15S</meta:editing-duration>
    <meta:editing-cycles>16</meta:editing-cycles>
    <meta:generator>LibreOffice/4.4.5.2$Linux_X86_64 LibreOffice_project/40m0$Build-2</meta:generator>
    <meta:document-statistic meta:table-count="5" meta:cell-count="433" meta:object-count="0"/>
  </office:meta>
</office:document-meta>
</file>